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7b19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d39d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f9d3d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384003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14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39ecf0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d850"/>
    </style:style>
    <style:style style:name="T8" style:family="text">
      <style:text-properties officeooo:rsid="0024f26e"/>
    </style:style>
    <style:style style:name="T9" style:family="text">
      <style:text-properties officeooo:rsid="002735f5"/>
    </style:style>
    <style:style style:name="T10" style:family="text">
      <style:text-properties officeooo:rsid="0028b407"/>
    </style:style>
    <style:style style:name="T11" style:family="text">
      <style:text-properties officeooo:rsid="002a7cef"/>
    </style:style>
    <style:style style:name="T12" style:family="text">
      <style:text-properties officeooo:rsid="002ac64e"/>
    </style:style>
    <style:style style:name="T13" style:family="text">
      <style:text-properties officeooo:rsid="002b9881"/>
    </style:style>
    <style:style style:name="T14" style:family="text">
      <style:text-properties officeooo:rsid="00145b76"/>
    </style:style>
    <style:style style:name="T15" style:family="text">
      <style:text-properties officeooo:rsid="002dce7a"/>
    </style:style>
    <style:style style:name="T16" style:family="text">
      <style:text-properties officeooo:rsid="002f9d3d"/>
    </style:style>
    <style:style style:name="T17" style:family="text">
      <style:text-properties officeooo:rsid="0032905b"/>
    </style:style>
    <style:style style:name="T18" style:family="text">
      <style:text-properties officeooo:rsid="0033d39d"/>
    </style:style>
    <style:style style:name="T19" style:family="text">
      <style:text-properties officeooo:rsid="00364594"/>
    </style:style>
    <style:style style:name="T20" style:family="text">
      <style:text-properties officeooo:rsid="00384003"/>
    </style:style>
    <style:style style:name="T21" style:family="text">
      <style:text-properties officeooo:rsid="0038cad5"/>
    </style:style>
    <style:style style:name="T22" style:family="text">
      <style:text-properties officeooo:rsid="0039ecf0"/>
    </style:style>
    <style:style style:name="T23" style:family="text">
      <style:text-properties officeooo:rsid="003b1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erifieringstest MapViewer:</text:p>
      <text:p text:style-name="P13">☐ <text:s/>☐ <text:s/>☐ <text:s/>☐ <text:s/>☐ <text:span text:style-name="T1">Calibrate Display</text:span><text:bookmark text:name="char-node1"/><text:span text:style-name="T1"><text:line-break/></text:span><text:span text:style-name="T2">☐ <text:s/>☐ <text:s/>☐ <text:s/>☐ <text:s/>☐ Kolla MRU</text:span><text:bookmark text:name="char-node22"/><text:span text:style-name="T2"><text:line-break/></text:span><text:span text:style-name="T1">☐ <text:s/>☐ <text:s/>☐ <text:s/>☐ <text:s/>☐ Save Mask/Overlay<text:line-break/>☐ <text:s/>☐ <text:s/>☐ <text:s/>☐ <text:s/>☐ </text:span><text:span text:style-name="T11">Save symbols<text:line-break/></text:span><text:span text:style-name="T1">☐ <text:s/>☐ <text:s/>☐ <text:s/>☐ <text:s/>☐ </text:span><text:span text:style-name="T11">Load symbols</text:span></text:p>
      <text:p text:style-name="P1">☐ <text:s/>☐ <text:s/>☐ <text:s/>☐ <text:s/>☐ Calibrate</text:p>
      <text:p text:style-name="P1">☐ <text:s/>☐ <text:s/>☐ <text:s/>☐ <text:s/>☐ Zoom to fit<text:bookmark text:name="char-node5"/><text:line-break/>☐ <text:s/>☐ <text:s/>☐ <text:s/>☐ <text:s/>☐ Zoom in<text:bookmark text:name="char-node6"/><text:line-break/>☐ <text:s/>☐ <text:s/>☐ <text:s/>☐ <text:s/>☐ Zoom out<text:bookmark text:name="char-node7"/><text:line-break/>☐ <text:s/>☐ <text:s/>☐ <text:s/>☐ <text:s/>☐ Measure</text:p>
      <text:p text:style-name="P2">☐ <text:s/>☐ <text:s/>☐ <text:s/>☐ <text:s/>☐ Mask Rect<text:bookmark text:name="char-node10"/><text:line-break/>☐ <text:s/>☐ <text:s/>☐ <text:s/>☐ <text:s/>☐ Mask Circle<text:bookmark text:name="char-node11"/><text:line-break/><text:span text:style-name="T3">☐ <text:s/>☐ <text:s/>☐ <text:s/>☐ <text:s/>☐ Mask Polygon<text:line-break/>☐ <text:s/>☐ <text:s/>☐ <text:s/>☐ <text:s/>☐ Unmask all</text:span><text:bookmark text:name="char-node13"/><text:span text:style-name="T3"><text:line-break/></text:span></text:p>
      <text:p text:style-name="P4"><text:span text:style-name="T14">☐ <text:s/>☐ <text:s/>☐ <text:s/>☐ <text:s/>☐ Mask All</text:span><text:bookmark text:name="char-node9"/><text:span text:style-name="T14"><text:line-break/></text:span>☐ <text:s/>☐ <text:s/>☐ <text:s/>☐ <text:s/>☐ Unmask rect<text:bookmark text:name="char-node14"/><text:line-break/>☐ <text:s/>☐ <text:s/>☐ <text:s/>☐ <text:s/>☐ Unmask circle<text:bookmark text:name="char-node15"/><text:line-break/>☐ <text:s/>☐ <text:s/>☐ <text:s/>☐ <text:s/>☐ Unmask polygon<text:bookmark text:name="char-node12"/><text:line-break/></text:p>
      <text:p text:style-name="P5">☐ <text:s/>☐ <text:s/>☐ <text:s/>☐ <text:s/>☐ Create <text:span text:style-name="T7">L</text:span>ine<text:bookmark text:name="char-node18"/><text:line-break/>☐ <text:s/>☐ <text:s/>☐ <text:s/>☐ <text:s/>☐ Create <text:span text:style-name="T7">C</text:span>one<text:bookmark text:name="char-node19"/><text:line-break/>☐ <text:s/>☐ <text:s/>☐ <text:s/>☐ <text:s/>☐ Create Circle<text:bookmark text:name="char-node20"/><text:line-break/>☐ <text:s/>☐ <text:s/>☐ <text:s/>☐ <text:s/>☐ Create Rectangle<text:line-break/><text:span text:style-name="T1">☐ <text:s/>☐ <text:s/>☐ <text:s/>☐ <text:s/>☐ </text:span><text:span text:style-name="T13">Create </text:span><text:span text:style-name="T17">Text</text:span></text:p>
      <text:p text:style-name="P6">☐ <text:s/>☐ <text:s/>☐ <text:s/>☐ <text:s/>☐ Clear <text:bookmark text:name="char-node17"/><text:span text:style-name="T15">Symbols<text:line-break/></text:span>☐ <text:s/>☐ <text:s/>☐ <text:s/>☐ <text:s/>☐ <text:span text:style-name="T18">Undo</text:span><text:line-break/><text:line-break/><text:span text:style-name="T5">☐ <text:s/>☐ <text:s/>☐ <text:s/>☐ <text:s/>☐ Spell all sizes</text:span><text:bookmark text:name="char-node291"/><text:span text:style-name="T5"><text:line-break/>☐ <text:s/>☐ <text:s/>☐ <text:s/>☐ <text:s/>☐ Player</text:span><text:bookmark text:name="char-node301"/><text:span text:style-name="T5"><text:line-break/>☐ <text:s/>☐ <text:s/>☐ <text:s/>☐ <text:s/>☐ Non-player</text:span><text:bookmark text:name="char-node311"/><text:span text:style-name="T5"><text:line-break/>☐ <text:s/>☐ <text:s/>☐ <text:s/>☐ <text:s/>☐ </text:span><text:span text:style-name="T6">Icon</text:span></text:p>
      <text:p text:style-name="P3"><text:span text:style-name="T4">☐ <text:s/>☐ <text:s/>☐ <text:s/>☐ <text:s/>☐ Check Scale dropdown</text:span><text:bookmark text:name="char-node23"/><text:span text:style-name="T4"><text:line-break/>☐ <text:s/>☐ <text:s/>☐ <text:s/>☐ <text:s/>☐ Check Min Symbol dropdown</text:span></text:p>
      <text:p text:style-name="P3"><text:span text:style-name="T4">☐ <text:s/>☐ <text:s/>☐ <text:s/>☐ <text:s/>☐ Check </text:span><text:span text:style-name="T8">Creature Size</text:span><text:span text:style-name="T4"> dropdown<text:line-break/>☐ <text:s/>☐ <text:s/>☐ <text:s/>☐ <text:s/>☐ Show cursor</text:span><text:bookmark text:name="char-node25"/><text:span text:style-name="T4"><text:line-break/>☐ <text:s/>☐ <text:s/>☐ <text:s/>☐ <text:s/>☐ Show display</text:span><text:bookmark text:name="char-node26"/><text:span text:style-name="T4"><text:line-break/>☐ <text:s/>☐ <text:s/>☐ <text:s/>☐ <text:s/>☐ Rotate</text:span><text:bookmark text:name="char-node27"/><text:span text:style-name="T4"><text:line-break/></text:span><text:span text:style-name="T5">☐ <text:s/>☐ <text:s/>☐ <text:s/>☐ <text:s/>☐ Publish</text:span></text:p>
      <text:p text:style-name="P8">☐ <text:s/>☐ <text:s/>☐ <text:s/>☐ <text:s/>☐ <text:span text:style-name="T6">Icon, missing<text:line-break/></text:span>☐ <text:s/>☐ <text:s/>☐ <text:s/>☐ <text:s/>☐ <text:span text:style-name="T10">Duplicate</text:span><text:line-break/>☐ <text:s/>☐ <text:s/>☐ <text:s/>☐ <text:s/>☐ Delete elemen<text:bookmark text:name="char-node33"/><text:span text:style-name="T9">t</text:span><text:line-break/>☐ <text:s/>☐ <text:s/>☐ <text:s/>☐ <text:s/>☐ Set Color<text:bookmark text:name="char-node34"/><text:line-break/>☐ <text:s/>☐ <text:s/>☐ <text:s/>☐ <text:s/>☐ <text:span text:style-name="T10">Bring</text:span> to <text:span text:style-name="T10">front</text:span></text:p>
      <text:p text:style-name="P15">☐ <text:s/>☐ <text:s/>☐ <text:s/>☐ <text:s/>☐ Send to back<text:line-break/>☐ <text:s/>☐ <text:s/>☐ <text:s/>☐ <text:s/>☐ <text:span text:style-name="T21">Move</text:span><text:span text:style-name="T19"> Symbol</text:span></text:p>
      <text:p text:style-name="P15">☐ <text:s/>☐ <text:s/>☐ <text:s/>☐ <text:s/>☐ Move up<text:bookmark text:name="char-node36"/><text:line-break/>☐ <text:s/>☐ <text:s/>☐ <text:s/>☐ <text:s/>☐ Move down</text:p>
      <text:p text:style-name="P15"><text:soft-page-break/>☐ <text:s/>☐ <text:s/>☐ <text:s/>☐ <text:s/>☐ <text:span text:style-name="T22">Set cross</text:span> </text:p>
      <text:p text:style-name="P15"><text:span text:style-name="T1">☐ <text:s/>☐ <text:s/>☐ <text:s/>☐ <text:s/>☐ </text:span><text:span text:style-name="T11">Properties for all types of symbols</text:span></text:p>
      <text:p text:style-name="P10"><text:span text:style-name="T1">☐ <text:s/>☐ <text:s/>☐ <text:s/>☐ <text:s/>☐ </text:span><text:span text:style-name="T12">Select </text:span><text:span text:style-name="T23">several </text:span><text:span text:style-name="T12">symbols and operate on them</text:span></text:p>
      <text:p text:style-name="P9"/>
      <text:p text:style-name="P7">☐ <text:s/>☐ <text:s/>☐ <text:s/>☐ <text:s/>☐ Show cursor temporarily<text:bookmark text:name="char-node38"/><text:line-break/>☐ <text:s/>☐ <text:s/>☐ <text:s/>☐ <text:s/>☐ Unmask LOS</text:p>
      <text:p text:style-name="P11"><text:span text:style-name="T1">☐ <text:s/>☐ <text:s/>☐ <text:s/>☐ <text:s/>☐ </text:span><text:span text:style-name="T16">Load uncalibrated image and publish</text:span></text:p>
      <text:p text:style-name="P12">☐ <text:s/>☐ <text:s/>☐ <text:s/>☐ <text:s/>☐ <text:span text:style-name="T20">Hel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2:36:03.757000000</meta:creation-date>
    <dc:date>2023-03-11T15:31:32.738000000</dc:date>
    <meta:editing-duration>PT1H9M56S</meta:editing-duration>
    <meta:editing-cycles>38</meta:editing-cycles>
    <meta:generator>LibreOffice/7.5.0.3$Windows_X86_64 LibreOffice_project/c21113d003cd3efa8c53188764377a8272d9d6de</meta:generator>
    <meta:print-date>2022-12-03T13:48:27.696000000</meta:print-date>
    <meta:document-statistic meta:table-count="0" meta:image-count="0" meta:object-count="0" meta:page-count="2" meta:paragraph-count="19" meta:word-count="378" meta:character-count="1469" meta:non-whitespace-character-count="898"/>
  </office:meta>
</office:document-meta>
</file>